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hScriptEvaluator.evaluate( ScriptSource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hScriptEvaluator.evaluate( ScriptSource script , @ Nullable Map &lt; String , Object &gt; argum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shScriptEvaluator.BshScript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shScriptEvaluator.BshScriptEvaluato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hScriptEvaluator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